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 svg:font-family="'Trebuchet MS'" style:font-family-generic="swiss" style:font-pitch="variable"/>
  </office:font-face-decls>
  <office:automatic-styles>
    <style:style style:name="P1" style:family="paragraph" style:parent-style-name="Standard">
      <style:paragraph-properties fo:margin-top="0cm" fo:margin-bottom="0cm" style:contextual-spacing="false" fo:text-align="start" style:justify-single-word="false"/>
      <style:text-properties fo:color="#000000" loext:opacity="100%" style:font-name="Trebuchet MS" fo:font-size="10pt" fo:font-weight="normal" officeooo:rsid="000169aa" officeooo:paragraph-rsid="000169aa" style:font-size-asian="10pt" style:font-weight-asian="normal" style:font-name-complex="Arial1" style:font-size-complex="10pt" style:font-weight-complex="normal"/>
    </style:style>
    <style:style style:name="P2" style:family="paragraph" style:parent-style-name="Standard">
      <style:paragraph-properties fo:margin-top="0cm" fo:margin-bottom="0cm" style:contextual-spacing="false" fo:text-align="end" style:justify-single-word="false"/>
      <style:text-properties fo:color="#000000" loext:opacity="100%" style:font-name="Trebuchet MS" fo:font-size="10pt" fo:font-weight="bold" style:font-size-asian="10pt" style:font-weight-asian="bold" style:font-name-complex="Arial1" style:font-size-complex="10pt" style:font-weight-complex="bold"/>
    </style:style>
    <style:style style:name="P3" style:family="paragraph" style:parent-style-name="Standard">
      <style:paragraph-properties fo:margin-top="0cm" fo:margin-bottom="0cm" style:contextual-spacing="false" fo:text-align="end" style:justify-single-word="false"/>
      <style:text-properties fo:color="#000000" loext:opacity="100%" style:font-name="Trebuchet MS" fo:font-size="10pt" style:font-size-asian="10pt" style:font-name-complex="Arial1" style:font-size-complex="10pt"/>
    </style:style>
    <style:style style:name="P4" style:family="paragraph" style:parent-style-name="Standard">
      <style:paragraph-properties fo:margin-top="0cm" fo:margin-bottom="0cm" style:contextual-spacing="false" fo:text-align="end" style:justify-single-word="false"/>
      <style:text-properties fo:color="#000000" loext:opacity="100%" style:font-name="Trebuchet MS" fo:font-size="10pt" style:font-size-asian="10pt" style:font-size-complex="10pt"/>
    </style:style>
    <style:style style:name="P5" style:family="paragraph" style:parent-style-name="Standard">
      <style:paragraph-properties fo:margin-left="0cm" fo:margin-top="0cm" fo:margin-bottom="0cm" style:contextual-spacing="false" fo:line-height="100%" fo:text-align="end" style:justify-single-word="false"/>
    </style:style>
    <style:style style:name="P6" style:family="paragraph" style:parent-style-name="Standard">
      <style:paragraph-properties fo:margin-top="0cm" fo:margin-bottom="0.212cm" style:contextual-spacing="false" fo:line-height="108%"/>
      <style:text-properties fo:font-variant="normal" fo:text-transform="none" fo:color="#000000" loext:opacity="100%" style:font-name="Trebuchet MS" fo:font-size="11pt" fo:language="fr" fo:country="FR" fo:font-style="normal"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text-properties fo:color="#000000" loext:opacity="100%" style:font-name="Trebuchet MS" fo:font-size="10.5pt" style:font-size-asian="10.5pt" style:font-size-complex="10.5pt"/>
    </style:style>
    <style:style style:name="P8" style:family="paragraph" style:parent-style-name="Standard">
      <style:paragraph-properties fo:margin-top="0cm" fo:margin-bottom="0cm" style:contextual-spacing="false"/>
      <style:text-properties fo:color="#000000" loext:opacity="100%" style:font-name="Trebuchet MS" fo:font-size="10.5pt" style:font-size-asian="10.5pt" style:font-name-complex="Arial1" style:font-size-complex="10.5pt"/>
    </style:style>
    <style:style style:name="P9" style:family="paragraph" style:parent-style-name="Standard">
      <style:paragraph-properties fo:text-align="justify" style:justify-single-word="false"/>
      <style:text-properties fo:color="#000000" loext:opacity="100%" style:font-name="Trebuchet MS" fo:font-size="10.5pt" officeooo:paragraph-rsid="000169aa" style:font-size-asian="10.5pt" style:font-size-complex="10.5pt"/>
    </style:style>
    <style:style style:name="P10" style:family="paragraph" style:parent-style-name="Standard">
      <style:paragraph-properties fo:text-align="justify" style:justify-single-word="false"/>
      <style:text-properties fo:color="#000000" loext:opacity="100%" style:font-name="Trebuchet MS" fo:font-size="10.5pt" officeooo:paragraph-rsid="00036445" style:font-size-asian="10.5pt" style:font-size-complex="10.5pt"/>
    </style:style>
    <style:style style:name="P11" style:family="paragraph" style:parent-style-name="Standard">
      <style:paragraph-properties fo:text-align="justify" style:justify-single-word="false"/>
      <style:text-properties fo:color="#000000" loext:opacity="100%" style:font-name="Trebuchet MS" fo:font-size="10.5pt" style:font-size-asian="10.5pt" style:font-name-complex="Arial1" style:font-size-complex="10.5pt"/>
    </style:style>
    <style:style style:name="P12" style:family="paragraph" style:parent-style-name="Standard" style:list-style-name="WWNum1">
      <style:paragraph-properties fo:margin-top="0cm" fo:margin-bottom="0cm" style:contextual-spacing="false" fo:text-align="justify" style:justify-single-word="false"/>
      <style:text-properties fo:color="#000000" loext:opacity="100%" style:font-name="Trebuchet MS" fo:font-size="10.5pt" style:font-size-asian="10.5pt" style:font-name-complex="Arial1" style:font-size-complex="10.5pt"/>
    </style:style>
    <style:style style:name="P13" style:family="paragraph" style:parent-style-name="Standard">
      <style:paragraph-properties fo:text-align="justify" style:justify-single-word="false"/>
      <style:text-properties fo:font-size="10.5pt" officeooo:paragraph-rsid="0001a718" style:font-size-asian="10.5pt" style:font-size-complex="10.5pt"/>
    </style:style>
    <style:style style:name="P14" style:family="paragraph" style:parent-style-name="Standard">
      <style:paragraph-properties fo:text-align="justify" style:justify-single-word="false"/>
      <style:text-properties fo:color="#000000" loext:opacity="100%" style:font-name="Trebuchet MS" fo:font-size="9pt" officeooo:rsid="0001a718" officeooo:paragraph-rsid="00036445" style:font-size-asian="9pt" style:font-name-complex="Arial1" style:font-size-complex="9pt"/>
    </style:style>
    <style:style style:name="P15" style:family="paragraph" style:parent-style-name="Standard">
      <style:paragraph-properties fo:text-align="justify" style:justify-single-word="false"/>
      <style:text-properties fo:color="#000000" loext:opacity="100%" style:font-name="Trebuchet MS" fo:font-size="10.5pt" officeooo:rsid="0001a718" officeooo:paragraph-rsid="0001a718" style:font-size-asian="10.5pt" style:font-name-complex="Arial1" style:font-size-complex="10.5pt"/>
    </style:style>
    <style:style style:name="P16" style:family="paragraph" style:parent-style-name="Standard">
      <style:paragraph-properties fo:text-align="justify" style:justify-single-word="false"/>
      <style:text-properties officeooo:paragraph-rsid="0001a718"/>
    </style:style>
    <style:style style:name="T1" style:family="text">
      <style:text-properties fo:font-weight="bold" style:font-weight-asian="bold" style:font-name-complex="Arial1" style:font-weight-complex="bold"/>
    </style:style>
    <style:style style:name="T2" style:family="text">
      <style:text-properties style:font-name-complex="Arial1"/>
    </style:style>
    <style:style style:name="T3" style:family="text">
      <style:text-properties fo:font-variant="normal" fo:text-transform="none" fo:color="#000000" loext:opacity="100%" style:font-name="Trebuchet MS" fo:font-size="10pt" fo:language="fr" fo:country="FR"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weight="bold" officeooo:rsid="0001a718" style:font-weight-asian="bold" style:font-name-complex="Arial1" style:font-weight-complex="bold"/>
    </style:style>
    <style:style style:name="T5" style:family="text">
      <style:text-properties fo:language="fr" fo:country="FR" style:font-name-asian="Calibri2" style:font-name-complex="Arial1"/>
    </style:style>
    <style:style style:name="T6" style:family="text">
      <style:text-properties fo:language="fr" fo:country="FR" officeooo:rsid="000169aa" style:font-name-asian="Calibri2" style:font-name-complex="Arial1"/>
    </style:style>
    <style:style style:name="T7" style:family="text">
      <style:text-properties fo:language="fr" fo:country="FR" fo:font-weight="bold" style:font-name-asian="Calibri2" style:font-weight-asian="bold" style:font-name-complex="Arial1" style:font-weight-complex="bold"/>
    </style:style>
    <style:style style:name="T8" style:family="text">
      <style:text-properties fo:language="fr" fo:country="FR" officeooo:rsid="00028e7b" style:font-name-asian="Calibri2" style:font-name-complex="Arial1"/>
    </style:style>
    <style:style style:name="T9" style:family="text">
      <style:text-properties fo:language="fr" fo:country="FR" officeooo:rsid="00036445" style:font-name-asian="Calibri2" style:font-name-complex="Arial1"/>
    </style:style>
    <style:style style:name="T10" style:family="text">
      <style:text-properties officeooo:rsid="00036445" style:font-name-complex="Arial1"/>
    </style:style>
    <style:style style:name="T11" style:family="text">
      <style:text-properties officeooo:rsid="000169aa" style:font-name-complex="Arial1"/>
    </style:style>
    <style:style style:name="T12" style:family="text">
      <style:text-properties fo:color="#000000" loext:opacity="100%" style:font-name="Trebuchet MS" style:font-name-complex="Arial1"/>
    </style:style>
    <style:style style:name="T13" style:family="text">
      <style:text-properties fo:color="#000000" loext:opacity="100%" style:font-name="Trebuchet MS" officeooo:rsid="000169aa" style:font-name-complex="Arial1"/>
    </style:style>
    <style:style style:name="T14" style:family="text">
      <style:text-properties fo:font-variant="normal" fo:text-transform="none" fo:color="#000000" loext:opacity="100%" style:font-name="Trebuchet MS" fo:font-size="11pt" fo:language="fr" fo:country="FR" fo:font-style="normal" fo:font-weight="bold" officeooo:rsid="0001a718" style:font-name-asian="Arial1" style:font-size-asian="11pt" style:font-style-asian="normal" style:font-weight-asian="bold" style:font-name-complex="Arial1" style:font-size-complex="11pt" style:font-style-complex="normal" style:font-weight-complex="bold"/>
    </style:style>
    <style:style style:name="T15" style:family="text">
      <style:text-properties fo:font-variant="normal" fo:text-transform="none" fo:color="#000000" loext:opacity="100%" style:font-name="Trebuchet MS" fo:font-size="9pt" fo:language="fr" fo:country="FR" fo:font-style="normal" fo:font-weight="bold" officeooo:rsid="0001a718" style:font-name-asian="Arial1" style:font-size-asian="9pt" style:font-style-asian="normal" style:font-weight-asian="bold" style:font-name-complex="Arial1" style:font-size-complex="9pt" style:font-style-complex="normal" style:font-weight-complex="bold"/>
    </style:style>
    <style:style style:name="T16" style:family="text">
      <style:text-properties fo:font-variant="normal" fo:text-transform="none" fo:color="#000000" loext:opacity="100%" style:font-name="Trebuchet MS" fo:font-size="9pt" fo:language="fr" fo:country="FR" fo:font-style="normal" fo:font-weight="bold" style:font-name-asian="Arial1" style:font-size-asian="9pt" style:font-style-asian="normal" style:font-weight-asian="bold" style:font-name-complex="Arial1" style:font-size-complex="9pt" style:font-style-complex="normal" style:font-weight-complex="bold"/>
    </style:style>
    <style:style style:name="T17" style:family="text">
      <style:text-properties fo:color="#000000" loext:opacity="100%" style:font-name="Trebuchet MS" fo:font-size="9pt" fo:language="fr" fo:country="FR" style:font-name-asian="Arial1" style:font-size-asian="9pt" style:font-name-complex="Arial1" style:font-size-complex="9pt"/>
    </style:style>
    <style:style style:name="T18" style:family="text">
      <style:text-properties fo:color="#000000" loext:opacity="100%" style:font-name="Trebuchet MS" fo:font-size="9pt" fo:language="fr" fo:country="FR" fo:font-weight="bold" style:font-name-asian="Arial1" style:font-size-asian="9pt" style:font-weight-asian="bold" style:font-name-complex="Arial1" style:font-size-complex="9pt" style:font-weight-complex="bold"/>
    </style:style>
    <style:style style:name="T19" style:family="text">
      <style:text-properties fo:font-variant="normal" fo:text-transform="none" fo:color="#000000" loext:opacity="100%" style:font-name="Trebuchet MS" fo:font-size="9pt" fo:language="fr" fo:country="FR" fo:font-style="normal" fo:font-weight="normal" style:font-name-asian="Arial1" style:font-size-asian="9pt" style:font-style-asian="normal" style:font-weight-asian="normal" style:font-name-complex="Arial1" style:font-size-complex="9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À <text:tab/><text:tab/><text:tab/><text:tab/>, le <text:s text:c="7"/>2026</text:p>
      <text:p text:style-name="P2">Madame Kaja Kallas</text:p>
      <text:p text:style-name="P3">Haute représentante de l'Union européenne </text:p>
      <text:p text:style-name="P3">Pour les Affaires étrangères et la Politique de Sécurité</text:p>
      <text:p text:style-name="P4"><text:span text:style-name="T1">Service Européen Pour l’Action Extérieure</text:span><text:line-break/><text:span text:style-name="T2">9A Rond-Point Schuman</text:span></text:p>
      <text:p text:style-name="P3">1046 Bruxelles - BELGIQUE</text:p>
      <text:p text:style-name="P5"><text:a xlink:type="simple" xlink:href="mailto:Kaja.KALLAS@eeas.europa.eu" text:style-name="Internet_20_link" text:visited-style-name="Visited_20_Internet_20_Link"><text:span text:style-name="Internet_20_link"><text:span text:style-name="T3">Kaja.KALLAS@eeas.europa.eu</text:span></text:span></text:a></text:p>
      <text:p text:style-name="P6"/>
      <text:p text:style-name="P7"><text:span text:style-name="T1">Objet : <text:s/></text:span><text:span text:style-name="T4">S</text:span><text:span text:style-name="T1">ituation de Ko Htet Myat Aung, torturé et détenu au secret en Birmanie</text:span></text:p>
      <text:p text:style-name="P8">Madame la Haute Représentante,</text:p>
      <text:p text:style-name="P8"/>
      <text:p text:style-name="P9"><text:span text:style-name="T5">À la suite d’informations transmises par l’ACAT- </text:span><text:span text:style-name="T6">Belgique</text:span><text:span text:style-name="T5">, je souhaite vous faire part de ma profonde inquiétude concernant l’étudiant </text:span><text:span text:style-name="T7">Ko Htet Myat Aung.</text:span><text:span text:style-name="T5"> </text:span><text:span text:style-name="T8">F</text:span><text:span text:style-name="T5">igure majeure du mouvement pro-démocratique birman, </text:span><text:span text:style-name="T8">il a été </text:span><text:span text:style-name="T5">arrêté le 14 décembre 2025 par la junte militaire et soumis à des actes de torture.</text:span><text:span text:style-name="T2"> </text:span></text:p>
      <text:p text:style-name="P10"><text:span text:style-name="T5">Âgé de 24 ans, Ko Htet Myat Aung est un leader de la contestation non violente, engagé depuis plusieurs années dans la résistance civile contre la junte militaire au pouvoir. Après avoir organisé une manifestation pacifique appelant à une « grève du silence » contre </text:span><text:span text:style-name="T9">d</text:span><text:span text:style-name="T5">es élections jugées factices par la société civile et la communauté internationale, un mandat d’arrêt a été émis à son encontre. Lors de son arrestation, il aurait été soumis à des actes de torture. Depuis, il est détenu au secret, sans accès à sa famille ni à un avocat. Aucune information officielle n’a <text:s/></text:span><text:span text:style-name="T9">filtré </text:span><text:span text:style-name="T5">concernant son lieu de détention, son état de santé, </text:span><text:span text:style-name="T6">ce qui</text:span><text:span text:style-name="T5"> </text:span><text:span text:style-name="T6">suggère</text:span><text:span text:style-name="T5"> une disparition forcée.</text:span></text:p>
      <text:p text:style-name="P10"><text:span text:style-name="T9">Encore plus préoccupant, de</text:span><text:span text:style-name="T2">s témoignages font état d’un risque grave et imminent pour sa vie, certaines sources redoutant qu’il </text:span><text:span text:style-name="T10">n’</text:span><text:span text:style-name="T2">ait succombé aux actes de torture subis lors de son interrogatoire. </text:span><text:span text:style-name="T11">L</text:span><text:span text:style-name="T2">e cas s’inscrit </text:span><text:span text:style-name="T10">assurément </text:span><text:span text:style-name="T2">dans </text:span><text:span text:style-name="T10">le </text:span><text:span text:style-name="T2">contexte de violations massives et systématiques des droits humains en Birmanie depuis le coup d’État militaire,</text:span><text:span text:style-name="T11">alors que</text:span><text:span text:style-name="T2"> </text:span><text:span text:style-name="T11">s</text:span><text:span text:style-name="T2">’organis</text:span><text:span text:style-name="T11">ent </text:span><text:span text:style-name="T2">d</text:span><text:span text:style-name="T11">es </text:span><text:span text:style-name="T2">élections législatives décrites comme “une imposture” par les Nations unies.</text:span></text:p>
      <text:p text:style-name="P11">Au regard de la gravité de la situation, je vous exhorte, Madame la Haute Représentante, à :</text:p>
      <text:list text:style-name="WWNum1">
        <text:list-item>
          <text:p text:style-name="P12">demander publiquement des informations sur le sort et le lieu de détention de Ko Htet Myat Aung ;</text:p>
        </text:list-item>
        <text:list-item>
          <text:p text:style-name="P12">exiger sa libération immédiate et inconditionnelle ;</text:p>
        </text:list-item>
        <text:list-item>
          <text:p text:style-name="P12">renforcer la pression contre la junte militaire pour les violations graves des droits humains infligées à la population ;</text:p>
        </text:list-item>
        <text:list-item>
          <text:p text:style-name="P12">réaffirmer clairement le refus de l’Union européenne de reconnaître les élections organisées par la junte militaire.</text:p>
        </text:list-item>
      </text:list>
      <text:p text:style-name="P13"><text:span text:style-name="T12">Je vous remercie de </text:span><text:span text:style-name="T13">l’</text:span><text:span text:style-name="T12">attention </text:span><text:span text:style-name="T13">portée à cette affaire et</text:span><text:span text:style-name="T12"> vous prie d’agréer, Madame la Haute Représentante, mes salutations distinguées.</text:span></text:p>
      <text:p text:style-name="P14">Nom, adresse et signature</text:p>
      <text:p text:style-name="P15"/>
      <text:p text:style-name="P15"/>
      <text:p text:style-name="P16"><text:span text:style-name="T14">C</text:span><text:span text:style-name="T15">op</text:span><text:span text:style-name="T16">ie conforme à : </text:span><text:span text:style-name="T17"><text:s/></text:span><text:span text:style-name="T18">Son Excellence Monsieur </text:span><text:span text:style-name="T16">Kyaw Zeya</text:span><text:span text:style-name="T19">, Ambassadeur de la République de l'Union du Myanmar en France - </text:span><text:span text:style-name="T17">60, rue de Courcelles 75008 Paris – Courriel : <text:s/></text:span><text:a xlink:type="simple" xlink:href="mailto:paris-embassy@mofa.gov.mm" text:style-name="Internet_20_link" text:visited-style-name="Visited_20_Internet_20_Link"><text:span text:style-name="Internet_20_link"><text:span text:style-name="T19">paris-embassy@mofa.gov.mm</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Standard" style:next-style-name="Standard" style:default-outline-level="3" style:list-style-name="" style:class="chapter">
      <style:paragraph-properties fo:margin-top="0.282cm" fo:margin-bottom="0.141cm" style:contextual-spacing="false" fo:keep-together="always" fo:keep-with-next="always"/>
      <style:text-properties fo:color="#2e74b5" loext:opacity="100%"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tint" loext:value="0"/>
          <loext:transformation loext:type="shade" loext:value="2509"/>
        </loext:char-complex-color>
      </style:text-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normaltextrun" style:family="text">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style>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variant="normal" fo:text-transform="none" style:font-name="Arial" fo:font-family="Arial" style:font-family-generic="swiss" style:font-pitch="variable" fo:font-size="10.5pt" fo:language="fr" fo:country="FR" fo:font-style="normal" fo:font-weight="normal" style:font-name-asian="Arial1" style:font-family-asian="Arial" style:font-family-generic-asian="system" style:font-pitch-asian="variable" style:font-size-asian="10.5pt" style:font-style-asian="normal" style:font-weight-asian="normal" style:font-name-complex="Arial1" style:font-family-complex="Arial" style:font-family-generic-complex="system" style:font-pitch-complex="variable" style:font-size-complex="10.5pt" style:font-style-complex="normal" style:font-weight-complex="normal"/>
    </style:style>
    <style:style style:name="ListLabel_20_11" style:display-name="ListLabel 11" style:family="text">
      <style:text-properties fo:font-variant="normal" fo:text-transform="none" style:font-name="Arial" fo:font-family="Arial" style:font-family-generic="swiss" style:font-pitch="variable" fo:font-size="9pt" fo:language="fr" fo:country="FR" fo:font-style="normal"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font-style-complex="normal" style:font-weight-complex="norma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text-properties officeooo:rsid="000169aa" officeooo:paragraph-rsid="000169aa"/>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ACAT Belgique appartient à la FIACAT, dotée d’un statut consultatif auprès des Nations unies</text:span> </text:p>
      </style:header>
    </style:master-page>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mmunication</meta:initial-creator>
    <meta:editing-cycles>54</meta:editing-cycles>
    <meta:creation-date>2023-05-11T13:52:00</meta:creation-date>
    <dc:date>2026-01-12T11:56:35.377748000</dc:date>
    <meta:generator>LibreOffice/25.2.7.2$Windows_X86_64 LibreOffice_project/5cbfd1ab6520636bb5f7b99185aa69bd7456825d</meta:generator>
    <meta:editing-duration>P2DT3H23M27S</meta:editing-duration>
    <meta:document-statistic meta:table-count="0" meta:image-count="0" meta:object-count="0" meta:page-count="1" meta:paragraph-count="21" meta:word-count="428" meta:character-count="2714" meta:non-whitespace-character-count="2292"/>
    <meta:user-defined meta:name="AppVersion">16.0000</meta:user-defined>
    <meta:user-defined meta:name="ContentTypeId">0x01010043DF91A78B2A8E46AF5790B74A9D5FDC</meta:user-defined>
    <meta:user-defined meta:name="MediaServiceImageTags"/>
    <meta:template xlink:type="simple" xlink:actuate="onRequest" xlink:title="Normal" xlink:href=""/>
  </office:meta>
</office:document-meta>
</file>